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style:use-window-font-color="true" fo:font-size="16pt" style:text-underline-style="solid" style:text-underline-width="auto" style:text-underline-color="font-color" fo:font-weight="bold" officeooo:rsid="00171f95" officeooo:paragraph-rsid="00171f95" style:font-size-asian="14pt" style:font-weight-asian="bold" style:font-size-complex="16pt" style:font-weight-complex="bold"/>
    </style:style>
    <style:style style:name="P2" style:family="paragraph" style:parent-style-name="Standard">
      <style:paragraph-properties fo:text-align="justify" style:justify-single-word="false"/>
      <style:text-properties style:use-window-font-color="true" fo:font-size="14pt" style:text-underline-style="none" fo:font-weight="normal" officeooo:rsid="00171f95" officeooo:paragraph-rsid="00171f95" style:font-size-asian="12.25pt" style:font-weight-asian="normal" style:font-size-complex="14pt" style:font-weight-complex="normal"/>
    </style:style>
    <style:style style:name="P3" style:family="paragraph" style:parent-style-name="Standard" style:list-style-name="L1">
      <style:paragraph-properties fo:text-align="justify" style:justify-single-word="false"/>
      <style:text-properties style:use-window-font-color="true" fo:font-size="14pt" style:text-underline-style="none" fo:font-weight="normal" officeooo:rsid="00171f95" officeooo:paragraph-rsid="00171f95" style:font-size-asian="12.25pt" style:font-weight-asian="normal" style:font-size-complex="14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ulsar explanation of the Positron Anomaly</text:p>
      <text:p text:style-name="P2"/>
      <text:p text:style-name="P2"/>
      <text:p text:style-name="P2">There are some facts that we could start thinking in order to now this story better and we need it to have this issue under control since is the our conenction from particle physics to astrophysics</text:p>
      <text:p text:style-name="P2"/>
      <text:list xml:id="list963333801" text:style-name="L1">
        <text:list-item>
          <text:p text:style-name="P3">HAWC detected gamma rays from Geminga Pulsar Wind Nebulae. From this is possible to predict the number of electron and positrons from pulsars, which depends on the diffusion model used to explain the acelaration of leptons that can produce the gamma rays</text:p>
        </text:list-item>
        <text:list-item>
          <text:p text:style-name="P3">It seems that the data by HAWC implies that the diffusion constant must be modified in comparison to previous standard values in order to be consistent with the data. This also would imply that pulsar explanations based in hidden but near sources would be affected because there is not associated gamma-ray counterpart. This would look quite similar to the DM problem</text:p>
          <text:list>
            <text:list-item>
              <text:list>
                <text:list-item>
                  <text:p text:style-name="P3">Interestingly, the other explannation based in local density modifications of the Dark Matter mass density would bot be necessarily affected by associated gamma-rays in the same way since electrons and positrons could be proudced in regions of the space where there is not diffusion or where the conditions between density and difussion are compatible </text:p>
                </text:list-item>
              </text:list>
            </text:list-item>
          </text:list>
        </text:list-item>
        <text:list-item>
          <text:p text:style-name="P3">Is is quite plaussible that electrons and positrons are generated in equal amounts in pulsars thanks to the pair-production mechanims that can be seen in particle physics language as the interaction between radiation and magnetic fields surrounding the neutron sta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15:33:33.420730499</meta:creation-date>
    <dc:date>2019-05-13T15:45:43.510191404</dc:date>
    <meta:editing-duration>PT10S</meta:editing-duration>
    <meta:editing-cycles>1</meta:editing-cycles>
    <meta:generator>LibreOffice/6.0.7.3$Linux_X86_64 LibreOffice_project/00m0$Build-3</meta:generator>
    <meta:document-statistic meta:table-count="0" meta:image-count="0" meta:object-count="0" meta:page-count="1" meta:paragraph-count="6" meta:word-count="243" meta:character-count="1481" meta:non-whitespace-character-count="1247"/>
  </office:meta>
</office:document-meta>
</file>